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size="14pt" style:font-size-asian="14pt" style:font-size-complex="14pt"/>
    </style:style>
    <style:style style:name="ce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rious sizes of Array (searches dependent on array size), no second array or prefetching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Array Size</text:p>
          </table:table-cell>
          <table:table-cell table:style-name="ce2" office:value-type="string" calcext:value-type="string">
            <text:p>Searches</text:p>
          </table:table-cell>
          <table:table-cell table:style-name="ce2" office:value-type="string" calcext:value-type="string">
            <text:p>Array2Size</text:p>
          </table:table-cell>
          <table:table-cell table:style-name="ce2" office:value-type="string" calcext:value-type="string">
            <text:p>Prefetc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lock_monotonic average overhead (ns):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number-columns-repeated="5"/>
          <table:table-cell table:style-name="ce3" office:value-type="percentage" office:value="0.342979" calcext:value-type="percentage">
            <text:p>34.30%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lock_realtime average overhead (ns):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number-columns-repeated="5"/>
          <table:table-cell table:style-name="ce3" office:value-type="percentage" office:value="0.310223" calcext:value-type="percentage">
            <text:p>31.02%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number-columns-repeated="5"/>
          <table:table-cell table:style-name="ce4" office:value-type="string" calcext:value-type="string">
            <text:p>_CLOCK_PROCESS_CPUTIME_I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5]" office:value-type="float" office:value="0" calcext:value-type="float">
            <text:p>0</text:p>
          </table:table-cell>
          <table:table-cell office:value-type="string" calcext:value-type="string">
            <text:p><text:s/>j</text:p>
          </table:table-cell>
          <table:table-cell table:number-columns-repeated="5"/>
          <table:table-cell table:style-name="ce3" office:value-type="percentage" office:value="11.393241" calcext:value-type="percentage">
            <text:p>1139.32%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6]" office:value-type="float" office:value="0" calcext:value-type="float">
            <text:p>0</text:p>
          </table:table-cell>
          <table:table-cell table:formula="of:=[.E16]" office:value-type="string" office:string-value=" j" calcext:value-type="string">
            <text:p><text:s/>j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17]" office:value-type="float" office:value="0" calcext:value-type="float">
            <text:p>0</text:p>
          </table:table-cell>
          <table:table-cell table:formula="of:=[.E17]" office:value-type="string" office:string-value=" j" calcext:value-type="string">
            <text:p><text:s/>j</text:p>
          </table:table-cell>
          <table:table-cell table:number-columns-repeated="5"/>
          <table:table-cell office:value-type="string" calcext:value-type="string">
            <text:p>CLOCK_MONOTONIC_RA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office:value-type="percentage" office:value="0.39324956" calcext:value-type="percentage">
            <text:p>39.32%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1T21:49:15.242679581</meta:creation-date>
    <dc:date>2022-03-13T20:45:19.611090536</dc:date>
    <meta:editing-duration>P1DT21H44M11S</meta:editing-duration>
    <meta:editing-cycles>4</meta:editing-cycles>
    <meta:generator>LibreOffice/7.2.4.1$MacOSX_AARCH64 LibreOffice_project/27d75539669ac387bb498e35313b970b7fe9c4f9</meta:generator>
    <meta:document-statistic meta:table-count="1" meta:cell-count="45" meta:object-count="0"/>
  </office:meta>
</office:document-meta>
</file>